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41f1f1" officeooo:paragraph-rsid="0441f1f1"/>
    </style:style>
    <style:style style:name="P2" style:family="paragraph" style:parent-style-name="Footnote">
      <style:text-properties officeooo:rsid="044385e6" officeooo:paragraph-rsid="044385e6"/>
    </style:style>
    <style:style style:name="P3" style:family="paragraph" style:parent-style-name="Standard">
      <style:paragraph-properties fo:text-align="center" style:justify-single-word="false"/>
      <style:text-properties style:font-name="Sanskrit 2003" fo:font-size="13pt" officeooo:paragraph-rsid="001393ee" style:font-size-asian="13pt" style:font-name-complex="Sanskrit 2003" style:font-size-complex="13pt"/>
    </style:style>
    <style:style style:name="P4" style:family="paragraph" style:parent-style-name="Text_20_body">
      <style:paragraph-properties fo:text-align="center" style:justify-single-word="false"/>
      <style:text-properties style:font-name="Sanskrit 2003" fo:font-size="13pt" officeooo:paragraph-rsid="001393ee" style:font-size-asian="13pt" style:font-name-complex="Sanskrit 2003" style:font-size-complex="13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393ee" style:font-size-asian="13pt" style:font-name-complex="Sanskrit 2003" style:font-size-complex="13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441f1f1"/>
    </style:style>
    <style:style style:name="T4" style:family="text">
      <style:text-properties officeooo:rsid="0441f1f1"/>
    </style:style>
    <style:style style:name="T5" style:family="text">
      <style:text-properties officeooo:rsid="043f6041"/>
    </style:style>
    <style:style style:name="T6" style:family="text">
      <style:text-properties officeooo:rsid="044385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अथ सप्तत्रिंशोऽध्यायः </text:p>
      <text:p text:style-name="P5"><text:span text:style-name="T2">सर्वदेवपवित्रारोहणविधिः</text:span><text:span text:style-name="T1"> <text:line-break/>अग्निरुवाच -<text:line-break/>सङ्क्षेपात्सर्वदेवानां पवित्रारोहणं <text:s/>शृणु । <text:line-break/>पवित्रं </text:span><text:span text:style-name="T1"><text:note text:id="ftn0" text:note-class="footnote"><text:note-citation>1</text:note-citation><text:note-body><text:p text:style-name="P1">पूर्वलक्ष्म</text:p></text:note-body></text:note></text:span><text:span text:style-name="T1">सर्वलक्ष्म स्यात्</text:span><text:span text:style-name="T3">स्व</text:span><text:span text:style-name="T1">रसानलगं त्वपि ॥१</text:span><text:span text:style-name="T3">॥</text:span><text:span text:style-name="T1"> <text:line-break/>जगद्यो</text:span>ने समागच्छ परिवारगणैः सह । <text:line-break/>निमन्त्रयाम्यहं प्रात<text:span text:style-name="T4">र्द</text:span>द्या<text:span text:style-name="T4">ं तु</text:span>भ्यं पवित्रक<text:span text:style-name="T4">म्</text:span> ॥<text:span text:style-name="T5">२॥</text:span><text:line-break/>जगत्सृजे <text:s/>नमस्तुभ्यं गृह्णीष्वेदं पवित्रक<text:span text:style-name="T4">म्</text:span> । </text:p>
      <text:p text:style-name="P5">पवित्रीकरणार्थाय वर्षपूजाफलप्रद<text:span text:style-name="T4">म्</text:span> ॥३<text:span text:style-name="T5">॥</text:span> <text:line-break/>शिव देव नमस्तुभ्यं गृह्णीष्वेदं पवित्रक<text:span text:style-name="T4">म्</text:span> । <text:s/><text:line-break/>मणिविद्रुममालाभि<text:span text:style-name="T4">र्म</text:span>न्दारकुसुमादिभिः ॥४<text:span text:style-name="T5">॥</text:span> <text:line-break/>इयं सांवत्सरी पूजा तवास्तु वेदवित्पते । <text:line-break/>सांवत्सरीमिमां पूजां सम्पाद्य विधिवन्मम ॥५<text:span text:style-name="T5">॥</text:span> <text:line-break/>व्रज पवित्रकेदानीं स्वर्गलोकं विस<text:span text:style-name="T6">र्जि</text:span>तः । <text:line-break/>सू<text:span text:style-name="T6">र्य </text:span>देव नमस्तुभ्यं गृह्णीष्वेदं पवित्रक<text:span text:style-name="T6">म्</text:span> ॥६<text:span text:style-name="T5">॥</text:span> <text:line-break/>पवित्रीकरणार्थाय वर्षपूजाफलप्रद<text:span text:style-name="T6">म्</text:span> । <text:s/><text:line-break/>शिव देव नमस्तुभ्यं गृह्णीष्वेदं पवित्रक<text:span text:style-name="T6">म्</text:span> ॥७<text:span text:style-name="T5">॥</text:span> <text:line-break/>पवित्रीकरणार्थाय वर्षपूजाफलप्रद<text:span text:style-name="T6">म्</text:span> । <text:line-break/><text:span text:style-name="T6">ग</text:span>णेश्वर <text:s/>नमस्तुभ्यं गृह्णीष्वेदं पवित्रक<text:span text:style-name="T6">म्</text:span> ॥८<text:span text:style-name="T5">॥</text:span> <text:line-break/>पवित्रीकरणार्थाय वर्षपूजाफलप्रद<text:span text:style-name="T6">म्</text:span> । <text:line-break/>शक्तिदेव<text:span text:style-name="T6">ि</text:span> नमस्तुभ्यं गृह्णीष्वेदं पवित्रक<text:span text:style-name="T6">म्</text:span> ॥९<text:span text:style-name="T5">॥</text:span> <text:line-break/>पवित्रीकरणार्थाय वर्षपूजाफलप्रद<text:span text:style-name="T6">म्</text:span> । <text:line-break/><text:soft-page-break/>नारायणमयं सूत्रमनिरुद्धमयं वर<text:span text:style-name="T6">म्</text:span> <text:s/>॥१०<text:span text:style-name="T5">॥</text:span> <text:line-break/>धनधान्यायुरारोग्यप्रदं<text:note text:id="ftn340" text:note-class="footnote"><text:note-citation>2</text:note-citation><text:note-body><text:p text:style-name="P2">युरारोग्यप्रवंशं प्रददामि</text:p></text:note-body></text:note> सम्प्रददामि ते । <text:line-break/>कामदेवमयं सूत्रं <text:note text:id="ftn341" text:note-class="footnote"><text:note-citation>3</text:note-citation><text:note-body><text:p text:style-name="Footnote"><text:s/><text:span text:style-name="T6">सर्वदं पापनाशनम्</text:span></text:p></text:note-body></text:note>सङ्कर्षणमयं वर<text:span text:style-name="T6">म्</text:span> ॥११<text:span text:style-name="T5">॥</text:span> <text:line-break/>विद्यासन्ततिसौभाग्यप्रदं सम्प्रददामि ते । <text:line-break/>वासुदेवमयं सूत्रं ध<text:span text:style-name="T6">र्म</text:span>कामार्थमोक्षद<text:span text:style-name="T6">म्</text:span> ॥१२<text:span text:style-name="T5">॥</text:span> <text:line-break/>संसारसागरोत्तारकारणं प्रददामि ते ।<text:line-break/>विश्वरूपमयं सूत्रं स<text:span text:style-name="T6">र्व</text:span>दं पापनाशन<text:span text:style-name="T6">म्</text:span> ॥१३<text:span text:style-name="T5">॥</text:span> </text:p>
      <text:p text:style-name="P4">अतीतानागतकुलसमुद्धारं ददामि ते । <text:line-break/>कनिष्ठादीनि चत्वारि मनुभिस्तु क्रमाद्ददे <text:s/><text:span text:style-name="T5">॥</text:span>१४<text:span text:style-name="T5">॥</text:span> </text:p>
      <text:p text:style-name="P4">इत्यादिमहापुराणे आग्नेये सङ्क्षेपपवित्रारोहणं नाम सप्तत्रिं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5:51:18.940753152</meta:creation-date>
    <dc:date>2017-04-21T15:51:51.965724659</dc:date>
    <meta:editing-duration>PT33S</meta:editing-duration>
    <meta:editing-cycles>1</meta:editing-cycles>
    <meta:document-statistic meta:table-count="0" meta:image-count="0" meta:object-count="0" meta:page-count="2" meta:paragraph-count="8" meta:word-count="140" meta:character-count="777" meta:non-whitespace-character-count="609"/>
    <meta:generator>LibreOffice/5.1.6.2$Linux_X86_64 LibreOffice_project/10m0$Build-2</meta:generator>
  </office:meta>
</office:document-meta>
</file>